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livery of Geographic Data</text:p>
      <text:p text:style-name="Standard">Oz DiGennaro</text:p>
      <text:p text:style-name="Standard">28.Jan.09</text:p>
      <text:p text:style-name="Standard"/>
      <text:p text:style-name="Standard">Perhaps this should be included in the Functional Requirements?</text:p>
      <text:p text:style-name="Standard"/>
      <text:p text:style-name="Standard"/>
      <text:p text:style-name="Standard"/>
      <text:p text:style-name="Standard">MRC and IDA will deliver geographic data to the software development team in a timely manner. <text:s/>Saul and Sarel are the primary persons to provide the data. <text:s/>Oz is the primary person to receive this data. <text:s/></text:p>
      <text:p text:style-name="Standard"/>
      <text:p text:style-name="Standard">MRC and IDA will deliver this data for the three required countries in two file formats: <text:s/>OBO ontologies and KWT files with location data. <text:s/>For each geographic entity in the OBO file there will be one (and only one) entity in the KWT files with the same "gazeteer ID" (gaz_ID). <text:s/></text:p>
      <text:p text:style-name="Standard"/>
      <text:p text:style-name="Standard">The software team will use only the data in these deliveries in operational systems. <text:s/>In particular, data from the gazeteer web site will not be used for operational purposes.</text:p>
      <text:p text:style-name="Standard"/>
      <text:p text:style-name="Standard">The most desirable method of delivering this data is to add files to the assembla web site, which is available to Saul. <text:s/>An alternative method: <text:s/>Sarel will mail a CD-ROM to Oz, who will add the files.</text:p>
      <text:p text:style-name="Standard"/>
      <text:p text:style-name="Standard">We will add the files under the "Files" tab, and not add them to the repository since they are very bulky.</text:p>
      <text:p text:style-name="Standard"/>
      <text:p text:style-name="Standard">If a delivery of data includes information about a gaz_ID that has been delivered previously, the new data will supersede the previous data. <text:s/>We will work out a procedure for deleting entities, if required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Oz DiGennaro</dc:creator>
    <dc:date>2009-01-28T06:09:52</dc:date>
    <meta:editing-cycles>4</meta:editing-cycles>
    <meta:editing-duration>PT12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228" meta:character-count="1281"/>
  </office:meta>
</office:document-meta>
</file>